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0000002D06BB73118B467B9D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4.322cm" fo:min-width="17.534cm"/>
    </style:style>
    <style:style style:name="gr2" style:family="graphic">
      <style:graphic-properties style:protect="size"/>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style:paragraph-properties fo:text-align="center"/>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12.179cm" svg:x="1.4cm" svg:y="4.914cm" presentation:class="subtitle">
          <draw:text-box>
            <text:p text:style-name="P1">Pawel</text:p>
          </draw:text-box>
        </draw:frame>
        <draw:custom-shape draw:style-name="gr1" draw:text-style-name="P3" draw:layer="layout" svg:width="18.034cm" svg:height="4.572cm" svg:x="8.89cm" svg:y="1.016cm">
          <text:p text:style-name="P3">Git</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layer="layout" svg:width="25.199cm" svg:height="3.506cm" svg:x="1.4cm" svg:y="0.837cm" presentation:class="title">
          <draw:text-box>
            <text:p>Git’s major features over SVN</text:p>
          </draw:text-box>
        </draw:frame>
        <draw:frame presentation:style-name="pr4" draw:layer="layout" svg:width="25.199cm" svg:height="12.179cm" svg:x="1.4cm" svg:y="4.914cm" presentation:class="outline">
          <draw:text-box>
            <text:list text:style-name="L4">
              <text:list-item>
                <text:p>Designed from the ground <text:s/>as a DVCS.</text:p>
                <text:p/>
                <text:p>Being distributed version control system means that multiple redundant repositories and branching are first class concepts of the tool</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layer="layout" svg:width="25.199cm" svg:height="3.506cm" svg:x="1.4cm" svg:y="0.837cm" presentation:class="title">
          <draw:text-box>
            <text:p>Git’s major features over SVN</text:p>
          </draw:text-box>
        </draw:frame>
        <draw:frame presentation:style-name="pr4" draw:layer="layout" svg:width="25.199cm" svg:height="12.179cm" svg:x="1.4cm" svg:y="4.914cm" presentation:class="outline" presentation:user-transformed="true">
          <draw:text-box>
            <text:list text:style-name="L4">
              <text:list-item>
                <text:p>Every user has a backup</text:p>
              </text:list-item>
              <text:list-item>
                <text:p/>
                <text:p>In a distributed VCS like git every user has a complete copy of the repository data stored locally, thereby making access to file history extremely fast, as well as allowing full functionality when disconnected from the network.</text:p>
              </text:list-item>
              <text:list-item>
                <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4">
              <text:list-item>
                <text:p>Have 20 users?</text:p>
              </text:list-item>
              <text:list-item>
                <text:p/>
              </text:list-item>
              <text:list-item>
                <text:p>You probably have more than 20 complete backups of the repositor as some users tend to keep more than one repository for the same project.</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4">
              <text:list-item>
                <text:p>You, as any other user, have full control over local working copy of a repository</text:p>
                <text:p>No one can say:</text:p>
                <text:p>“You are too stupid to do your work as you want to, we have to enforce you to… &lt;put here 1 of 82 Odyssey pre-commit hooks&gt;”</text:p>
                <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3" draw:layer="layout" svg:width="25.199cm" svg:height="3.506cm" svg:x="1.4cm" svg:y="0.837cm" presentation:class="title">
          <draw:text-box>
            <text:p>Performance</text:p>
          </draw:text-box>
        </draw:frame>
        <draw:frame presentation:style-name="pr4" draw:layer="layout" svg:width="25.199cm" svg:height="12.179cm" svg:x="1.4cm" svg:y="4.914cm" presentation:class="outline">
          <draw:text-box>
            <text:list text:style-name="L4">
              <text:list-item>
                <text:p>Git is extremely fast (unless you are in CS). Since all operations (except for push and fetch) are local there is no network latency involved to:</text:p>
              </text:list-item>
              <text:list-item>
                <text:p>Perform a diff</text:p>
              </text:list-item>
              <text:list-item>
                <text:p>View file history</text:p>
              </text:list-item>
              <text:list-item>
                <text:p>Commit changes</text:p>
              </text:list-item>
              <text:list-item>
                <text:p>Merge branches</text:p>
              </text:list-item>
              <text:list-item>
                <text:p>Obtain any other revision of a file</text:p>
              </text:list-item>
              <text:list-item>
                <text:p>Switch branch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layer="layout" svg:width="25.199cm" svg:height="3.506cm" svg:x="1.4cm" svg:y="0.837cm" presentation:class="title">
          <draw:text-box>
            <text:p>Performance</text:p>
          </draw:text-box>
        </draw:frame>
        <draw:frame presentation:style-name="pr4" draw:layer="layout" svg:width="25.199cm" svg:height="12.179cm" svg:x="1.4cm" svg:y="4.914cm" presentation:class="outline">
          <draw:text-box>
            <text:list text:style-name="L4">
              <text:list-item>
                <text:p>Git’s repositories are extremely small when compared to SVN.</text:p>
                <text:p>For example Mozilla repository is reported to be almost 12 GB when stored in SVN usig the fsfs backend. Previously the fsfs 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3.506cm" svg:x="1.4cm" svg:y="0.837cm" presentation:class="title">
          <draw:text-box>
            <text:p>Git Has Integrity</text:p>
          </draw:text-box>
        </draw:frame>
        <draw:frame presentation:style-name="pr4" draw:layer="layout" svg:width="25.199cm" svg:height="12.179cm" svg:x="1.4cm" svg:y="4.914cm" presentation:class="outline" presentation:user-transformed="true">
          <draw:text-box>
            <text:list text:style-name="L4">
              <text:list-item>
                <text:p>Everything 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p>
              </text:list-item>
              <text:list-item>
                <text:p/>
              </text:list-item>
              <text:list-item>
                <text:p>The mechanism that Git uses for this checksumming is called a SHA-1 hash. This is a 40-character string composed of hexadecimal characters (0–9 and a–f) and calculated based on the contents of a file or directory structure in Git. A SHA-1 hash looks something like this:</text:p>
              </text:list-item>
              <text:list-item>
                <text:p/>
              </text:list-item>
              <text:list-item>
                <text:p>24b9da6552252987aa493b52f8696cd6d3b00373</text:p>
              </text:list-item>
              <text:list-item>
                <text:p/>
              </text:list-item>
              <text:list-item>
                <text:p>You will see these hash values all over the place in Git because it uses them so much. In fact, Git stores everything in its database not by file name but by the hash value of its contents.</text:p>
              </text:list-item>
              <text:list-item>
                <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3.506cm" svg:x="1.4cm" svg:y="0.837cm" presentation:class="title">
          <draw:text-box>
            <text:p>It is really hard to screw up your data</text:p>
          </draw:text-box>
        </draw:frame>
        <draw:frame presentation:style-name="pr4" draw:layer="layout" svg:width="25.199cm" svg:height="12.179cm" svg:x="1.4cm" svg:y="4.914cm" presentation:class="outline">
          <draw:text-box>
            <text:list text:style-name="L4">
              <text:list-item>
                <text:p>When 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p>
              </text:list-item>
            </text:list>
          </draw:text-box>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4">
              <text:list-item>
                <text:p>Dodaj koniecznie do przykladow staging CONTRIBUTING.md</text:p>
              </text:list-item>
            </text:list>
          </draw:text-box>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500000002D06BB73118B467B9D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3T13:51:52.724874565</meta:creation-date>
    <dc:date>2017-10-13T16:41:03.932047392</dc:date>
    <meta:editing-duration>PT17M18S</meta:editing-duration>
    <meta:editing-cycles>2</meta:editing-cycles>
    <meta:generator>LibreOffice/5.1.1.3$Linux_X86_64 LibreOffice_project/89f508ef3ecebd2cfb8e1def0f0ba9a803b88a6d</meta:generator>
    <meta:document-statistic meta:object-count="61"/>
  </office:meta>
</office:document-meta>
</file>